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5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bsID</text:p>
          </table:table-cell>
          <table:table-cell office:value-type="string" calcext:value-type="string">
            <text:p>f_QPO</text:p>
          </table:table-cell>
          <table:table-cell office:value-type="string" calcext:value-type="string">
            <text:p>f_QPO-</text:p>
          </table:table-cell>
          <table:table-cell office:value-type="string" calcext:value-type="string">
            <text:p>f_QPO+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W-</text:p>
          </table:table-cell>
          <table:table-cell office:value-type="string" calcext:value-type="string">
            <text:p>LW+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-</text:p>
          </table:table-cell>
          <table:table-cell office:value-type="string" calcext:value-type="string">
            <text:p>LN+</text:p>
          </table:table-cell>
        </table:table-row>
        <table:table-row table:style-name="ro2">
          <table:table-cell office:value-type="string" calcext:value-type="string">
            <text:p>80146-01-56-00</text:p>
          </table:table-cell>
          <table:table-cell office:value-type="float" office:value="4.79973364" calcext:value-type="float">
            <text:p>4.79973364</text:p>
          </table:table-cell>
          <table:table-cell office:value-type="float" office:value="4.766" calcext:value-type="float">
            <text:p>4.766</text:p>
          </table:table-cell>
          <table:table-cell office:value-type="float" office:value="4.835" calcext:value-type="float">
            <text:p>4.835</text:p>
          </table:table-cell>
          <table:table-cell office:value-type="float" office:value="0.937953413" calcext:value-type="float">
            <text:p>0.937953413</text:p>
          </table:table-cell>
          <table:table-cell office:value-type="float" office:value="0.8339" calcext:value-type="float">
            <text:p>0.8339</text:p>
          </table:table-cell>
          <table:table-cell office:value-type="float" office:value="1.056" calcext:value-type="float">
            <text:p>1.056</text:p>
          </table:table-cell>
          <table:table-cell office:value-type="float" office:value="1.05922556" calcext:value-type="float">
            <text:p>1.05922556</text:p>
          </table:table-cell>
          <table:table-cell office:value-type="float" office:value="0.9685" calcext:value-type="float">
            <text:p>0.9685</text:p>
          </table:table-cell>
          <table:table-cell office:value-type="float" office:value="1.154" calcext:value-type="float">
            <text:p>1.154</text:p>
          </table:table-cell>
        </table:table-row>
        <table:table-row table:style-name="ro2">
          <table:table-cell office:value-type="string" calcext:value-type="string">
            <text:p>94413-01-03-03</text:p>
          </table:table-cell>
          <table:table-cell office:value-type="float" office:value="3.7514329" calcext:value-type="float">
            <text:p>3.7514329</text:p>
          </table:table-cell>
          <table:table-cell office:value-type="float" office:value="3.721" calcext:value-type="float">
            <text:p>3.721</text:p>
          </table:table-cell>
          <table:table-cell office:value-type="float" office:value="3.781" calcext:value-type="float">
            <text:p>3.781</text:p>
          </table:table-cell>
          <table:table-cell office:value-type="float" office:value="0.495274425" calcext:value-type="float">
            <text:p>0.495274425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5461" calcext:value-type="float">
            <text:p>0.5461</text:p>
          </table:table-cell>
          <table:table-cell office:value-type="float" office:value="1.81020474" calcext:value-type="float">
            <text:p>1.81020474</text:p>
          </table:table-cell>
          <table:table-cell office:value-type="float" office:value="1.647" calcext:value-type="float">
            <text:p>1.647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2">
          <table:table-cell office:value-type="string" calcext:value-type="string">
            <text:p>40401-01-56-00</text:p>
          </table:table-cell>
          <table:table-cell office:value-type="float" office:value="6.20237732" calcext:value-type="float">
            <text:p>6.20237732</text:p>
          </table:table-cell>
          <table:table-cell office:value-type="float" office:value="6.179" calcext:value-type="float">
            <text:p>6.179</text:p>
          </table:table-cell>
          <table:table-cell office:value-type="float" office:value="6.226" calcext:value-type="float">
            <text:p>6.226</text:p>
          </table:table-cell>
          <table:table-cell office:value-type="float" office:value="0.647399664" calcext:value-type="float">
            <text:p>0.647399664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6944" calcext:value-type="float">
            <text:p>0.6944</text:p>
          </table:table-cell>
          <table:table-cell office:value-type="float" office:value="12.3121843" calcext:value-type="float">
            <text:p>12.3121843</text:p>
          </table:table-cell>
          <table:table-cell office:value-type="float" office:value="11.33" calcext:value-type="float">
            <text:p>11.33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2">
          <table:table-cell office:value-type="string" calcext:value-type="string">
            <text:p>40124-01-41-00</text:p>
          </table:table-cell>
          <table:table-cell office:value-type="float" office:value="4.75548506" calcext:value-type="float">
            <text:p>4.75548506</text:p>
          </table:table-cell>
          <table:table-cell office:value-type="float" office:value="4.71" calcext:value-type="float">
            <text:p>4.71</text:p>
          </table:table-cell>
          <table:table-cell office:value-type="float" office:value="4.801" calcext:value-type="float">
            <text:p>4.801</text:p>
          </table:table-cell>
          <table:table-cell office:value-type="float" office:value="1.27960074" calcext:value-type="float">
            <text:p>1.27960074</text:p>
          </table:table-cell>
          <table:table-cell office:value-type="float" office:value="1.155" calcext:value-type="float">
            <text:p>1.155</text:p>
          </table:table-cell>
          <table:table-cell office:value-type="float" office:value="1.418" calcext:value-type="float">
            <text:p>1.418</text:p>
          </table:table-cell>
          <table:table-cell office:value-type="float" office:value="1.03955114" calcext:value-type="float">
            <text:p>1.03955114</text:p>
          </table:table-cell>
          <table:table-cell office:value-type="float" office:value="0.9626" calcext:value-type="float">
            <text:p>0.9626</text:p>
          </table:table-cell>
          <table:table-cell office:value-type="float" office:value="1.119" calcext:value-type="float">
            <text:p>1.119</text:p>
          </table:table-cell>
        </table:table-row>
        <table:table-row table:style-name="ro2">
          <table:table-cell office:value-type="string" calcext:value-type="string">
            <text:p>91110-02-17-00</text:p>
          </table:table-cell>
          <table:table-cell office:value-type="float" office:value="5.02451754" calcext:value-type="float">
            <text:p>5.02451754</text:p>
          </table:table-cell>
          <table:table-cell office:value-type="float" office:value="4.973" calcext:value-type="float">
            <text:p>4.973</text:p>
          </table:table-cell>
          <table:table-cell office:value-type="float" office:value="5.076" calcext:value-type="float">
            <text:p>5.076</text:p>
          </table:table-cell>
          <table:table-cell office:value-type="float" office:value="0.986795545" calcext:value-type="float">
            <text:p>0.986795545</text:p>
          </table:table-cell>
          <table:table-cell office:value-type="float" office:value="0.8498" calcext:value-type="float">
            <text:p>0.8498</text:p>
          </table:table-cell>
          <table:table-cell office:value-type="float" office:value="1.152" calcext:value-type="float">
            <text:p>1.152</text:p>
          </table:table-cell>
          <table:table-cell office:value-type="float" office:value="0.687850535" calcext:value-type="float">
            <text:p>0.687850535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7616" calcext:value-type="float">
            <text:p>0.7616</text:p>
          </table:table-cell>
        </table:table-row>
        <table:table-row table:style-name="ro2" table:number-rows-repeated="104856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2">
          <table:table-cell office:value-type="string" calcext:value-type="string">
            <text:p>ObsID</text:p>
          </table:table-cell>
          <table:table-cell office:value-type="string" calcext:value-type="string">
            <text:p>f_QPO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_low</text:p>
          </table:table-cell>
          <table:table-cell office:value-type="string" calcext:value-type="string">
            <text:p>f_hgh</text:p>
          </table:table-cell>
        </table:table-row>
        <table:table-row table:style-name="ro2">
          <table:table-cell office:value-type="string" calcext:value-type="string">
            <text:p>80146-01-56-00</text:p>
          </table:table-cell>
          <table:table-cell office:value-type="float" office:value="4.79973364" calcext:value-type="float">
            <text:p>4.79973364</text:p>
          </table:table-cell>
          <table:table-cell office:value-type="float" office:value="0.937953413" calcext:value-type="float">
            <text:p>0.937953413</text:p>
          </table:table-cell>
          <table:table-cell table:style-name="ce2" table:formula="of:=[.B2]-[.C2]/2" office:value-type="float" office:value="4.3307569335" calcext:value-type="float">
            <text:p>4.330756934</text:p>
          </table:table-cell>
          <table:table-cell table:formula="of:=[.B2]+[.C2]/2" office:value-type="float" office:value="5.2687103465" calcext:value-type="float">
            <text:p>5.2687103465</text:p>
          </table:table-cell>
        </table:table-row>
        <table:table-row table:style-name="ro2">
          <table:table-cell office:value-type="string" calcext:value-type="string">
            <text:p>94413-01-03-03</text:p>
          </table:table-cell>
          <table:table-cell office:value-type="float" office:value="3.7514329" calcext:value-type="float">
            <text:p>3.7514329</text:p>
          </table:table-cell>
          <table:table-cell office:value-type="float" office:value="0.495274425" calcext:value-type="float">
            <text:p>0.495274425</text:p>
          </table:table-cell>
          <table:table-cell table:style-name="ce2" table:formula="of:=[.B3]-[.C3]/2" office:value-type="float" office:value="3.5037956875" calcext:value-type="float">
            <text:p>3.503795688</text:p>
          </table:table-cell>
          <table:table-cell table:formula="of:=[.B3]+[.C3]/2" office:value-type="float" office:value="3.9990701125" calcext:value-type="float">
            <text:p>3.9990701125</text:p>
          </table:table-cell>
        </table:table-row>
        <table:table-row table:style-name="ro2">
          <table:table-cell office:value-type="string" calcext:value-type="string">
            <text:p>40401-01-56-00</text:p>
          </table:table-cell>
          <table:table-cell office:value-type="float" office:value="6.20237732" calcext:value-type="float">
            <text:p>6.20237732</text:p>
          </table:table-cell>
          <table:table-cell office:value-type="float" office:value="0.647399664" calcext:value-type="float">
            <text:p>0.647399664</text:p>
          </table:table-cell>
          <table:table-cell table:style-name="ce2" table:formula="of:=[.B4]-[.C4]/2" office:value-type="float" office:value="5.878677488" calcext:value-type="float">
            <text:p>5.878677488</text:p>
          </table:table-cell>
          <table:table-cell table:formula="of:=[.B4]+[.C4]/2" office:value-type="float" office:value="6.526077152" calcext:value-type="float">
            <text:p>6.526077152</text:p>
          </table:table-cell>
        </table:table-row>
        <table:table-row table:style-name="ro2">
          <table:table-cell office:value-type="string" calcext:value-type="string">
            <text:p>40124-01-41-00</text:p>
          </table:table-cell>
          <table:table-cell office:value-type="float" office:value="4.75548506" calcext:value-type="float">
            <text:p>4.75548506</text:p>
          </table:table-cell>
          <table:table-cell office:value-type="float" office:value="1.27960074" calcext:value-type="float">
            <text:p>1.27960074</text:p>
          </table:table-cell>
          <table:table-cell table:style-name="ce2" table:formula="of:=[.B5]-[.C5]/2" office:value-type="float" office:value="4.11568469" calcext:value-type="float">
            <text:p>4.115684690</text:p>
          </table:table-cell>
          <table:table-cell table:formula="of:=[.B5]+[.C5]/2" office:value-type="float" office:value="5.39528543" calcext:value-type="float">
            <text:p>5.39528543</text:p>
          </table:table-cell>
        </table:table-row>
        <table:table-row table:style-name="ro2">
          <table:table-cell office:value-type="string" calcext:value-type="string">
            <text:p>91110-02-17-00</text:p>
          </table:table-cell>
          <table:table-cell office:value-type="float" office:value="5.02451754" calcext:value-type="float">
            <text:p>5.02451754</text:p>
          </table:table-cell>
          <table:table-cell office:value-type="float" office:value="0.986795545" calcext:value-type="float">
            <text:p>0.986795545</text:p>
          </table:table-cell>
          <table:table-cell table:style-name="ce2" table:formula="of:=[.B6]-[.C6]/2" office:value-type="float" office:value="4.5311197675" calcext:value-type="float">
            <text:p>4.531119768</text:p>
          </table:table-cell>
          <table:table-cell table:formula="of:=[.B6]+[.C6]/2" office:value-type="float" office:value="5.5179153125" calcext:value-type="float">
            <text:p>5.5179153125</text:p>
          </table:table-cell>
        </table:table-row>
        <table:table-row table:style-name="ro2" table:number-rows-repeated="104856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4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9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5:53:19.982870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0:09:15.491559482</meta:creation-date>
    <dc:date>2016-08-11T22:32:01.724914778</dc:date>
    <meta:editing-duration>PT8H28M58S</meta:editing-duration>
    <meta:editing-cycles>7</meta:editing-cycles>
    <meta:generator>LibreOffice/4.2.8.2$Linux_X86_64 LibreOffice_project/420m0$Build-2</meta:generator>
    <meta:document-statistic meta:table-count="2" meta:cell-count="90" meta:object-count="0"/>
  </office:meta>
</office:document-meta>
</file>